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6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6868">
            <text:p>￥6,86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3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3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3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9" office:value-type="currency" office:currency="JPY" office:value="211">
            <text:p>￥211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9" office:value-type="currency" office:currency="JPY" office:value="173">
            <text:p>￥173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9" office:value-type="currency" office:currency="JPY" office:value="186">
            <text:p>￥186</text:p>
          </table:table-cell>
          <table:table-cell table:style-name="ce13" office:value-type="string">
            <text:p>郵便書簡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6-09">
            <text:p>6月9日</text:p>
          </table:table-cell>
          <table:table-cell table:style-name="ce9" office:value-type="currency" office:currency="JPY" office:value="1078">
            <text:p>￥1,078</text:p>
          </table:table-cell>
          <table:table-cell table:style-name="ce13" office:value-type="string">
            <text:p>靴-カマクラヤ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6-10">
            <text:p>6月10日</text:p>
          </table:table-cell>
          <table:table-cell table:style-name="ce9" office:value-type="currency" office:currency="JPY" office:value="368">
            <text:p>￥368</text:p>
          </table:table-cell>
          <table:table-cell table:style-name="ce13" office:value-type="string">
            <text:p>牛乳,りんご汁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6-11">
            <text:p>6月11日</text:p>
          </table:table-cell>
          <table:table-cell table:style-name="ce9" office:value-type="currency" office:currency="JPY" office:value="771">
            <text:p>￥771</text:p>
          </table:table-cell>
          <table:table-cell table:style-name="ce13" office:value-type="string">
            <text:p>整髪ｼﾞｪﾙ,味噌汁,酎ハイ</text:p>
          </table:table-cell>
          <table:table-cell table:number-columns-repeated="1021"/>
        </table:table-row>
        <table:table-row table:style-name="ro3" table:number-rows-repeated="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 table:number-rows-repeated="24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8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3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野菜汁,ｶｯﾌﾟ麺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酎ハイ,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576">
            <text:p>￥576</text:p>
          </table:table-cell>
          <table:table-cell table:style-name="ce13" office:value-type="string">
            <text:p>蚊取り線香,マッチ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46">
            <text:p>￥1,246</text:p>
          </table:table-cell>
          <table:table-cell table:style-name="ce13" office:value-type="string">
            <text:p>蚊取ｹｰｽ,もみ海苔,酎ﾊｲ,ｵﾚﾝｼﾞｼﾞｭｰｽ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529">
            <text:p>￥529</text:p>
          </table:table-cell>
          <table:table-cell table:style-name="ce13" office:value-type="string">
            <text:p>ﾁｰｽﾞ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冷ｿﾊﾞ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飲むヨーグルト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703">
            <text:p>￥703</text:p>
          </table:table-cell>
          <table:table-cell table:style-name="ce13" office:value-type="string">
            <text:p>牛乳､野菜汁,惣菜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絆創膏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146">
            <text:p>￥1,146</text:p>
          </table:table-cell>
          <table:table-cell table:style-name="ce13" office:value-type="string">
            <text:p>カップ麺,酎ハイ,魚肉ｿｰｾｰｼﾞ,ﾊﾝﾄﾞｸﾘｰﾑ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296">
            <text:p>￥296</text:p>
          </table:table-cell>
          <table:table-cell table:style-name="ce13" office:value-type="string">
            <text:p>お菓子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9" office:value-type="currency" office:currency="JPY" office:value="623">
            <text:p>￥623</text:p>
          </table:table-cell>
          <table:table-cell table:style-name="ce13" office:value-type="string">
            <text:p>ﾄｲﾚｯﾄﾍﾟｰﾊﾟｰ,野菜汁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354">
            <text:p>￥354</text:p>
          </table:table-cell>
          <table:table-cell table:style-name="ce13" office:value-type="string">
            <text:p>ｼﾘｱﾙ,酎ハイ</text:p>
          </table:table-cell>
          <table:table-cell table:style-name="ce16"/>
          <table:table-cell table:number-columns-repeated="1020"/>
        </table:table-row>
        <table:table-row table:style-name="ro3" table:number-rows-repeated="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1">2018/06/11</text:date>, <text:time>20:03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11T20:03:17</dc:date>
    <dc:creator>鈴木 豊樹</dc:creator>
    <meta:editing-duration>P1DT5H2M4S</meta:editing-duration>
    <meta:editing-cycles>113</meta:editing-cycles>
    <meta:generator>OpenOffice/4.1.5$Unix OpenOffice.org_project/415m1$Build-9789</meta:generator>
    <meta:document-statistic meta:table-count="6" meta:cell-count="681" meta:object-count="0"/>
  </office:meta>
</office:document-meta>
</file>